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513" officeooo:paragraph-rsid="000c2513"/>
    </style:style>
    <style:style style:name="P2" style:family="paragraph" style:parent-style-name="Standard">
      <style:text-properties officeooo:rsid="000f7597" officeooo:paragraph-rsid="000f7597"/>
    </style:style>
    <style:style style:name="P3" style:family="paragraph" style:parent-style-name="Standard">
      <style:text-properties officeooo:rsid="001167e4" officeooo:paragraph-rsid="001167e4"/>
    </style:style>
    <style:style style:name="P4" style:family="paragraph" style:parent-style-name="Standard">
      <style:text-properties officeooo:rsid="001167e4" officeooo:paragraph-rsid="0013455a"/>
    </style:style>
    <style:style style:name="P5" style:family="paragraph" style:parent-style-name="Standard">
      <style:text-properties officeooo:paragraph-rsid="0013455a"/>
    </style:style>
    <style:style style:name="P6" style:family="paragraph" style:parent-style-name="Standard">
      <style:text-properties officeooo:paragraph-rsid="000f7597"/>
    </style:style>
    <style:style style:name="P7" style:family="paragraph" style:parent-style-name="Standard">
      <style:text-properties fo:font-weight="normal" officeooo:rsid="001167e4" officeooo:paragraph-rsid="001167e4" style:font-weight-asian="normal" style:font-weight-complex="normal"/>
    </style:style>
    <style:style style:name="P8" style:family="paragraph" style:parent-style-name="Standard">
      <style:text-properties officeooo:rsid="00149b0f" officeooo:paragraph-rsid="00149b0f"/>
    </style:style>
    <style:style style:name="P9" style:family="paragraph" style:parent-style-name="Preformatted_20_Text">
      <style:text-properties officeooo:paragraph-rsid="0017493b"/>
    </style:style>
    <style:style style:name="P10" style:family="paragraph" style:parent-style-name="Preformatted_20_Text">
      <style:text-properties officeooo:rsid="001167e4" officeooo:paragraph-rsid="001167e4"/>
    </style:style>
    <style:style style:name="P11" style:family="paragraph" style:parent-style-name="Standard">
      <style:text-properties fo:font-weight="normal" officeooo:rsid="001167e4" officeooo:paragraph-rsid="001167e4" style:font-weight-asian="normal" style:font-weight-complex="normal"/>
    </style:style>
    <style:style style:name="P12" style:family="paragraph" style:parent-style-name="Standard">
      <style:text-properties fo:font-weight="normal" officeooo:rsid="001a1663" officeooo:paragraph-rsid="001a1663" style:font-weight-asian="normal" style:font-weight-complex="normal"/>
    </style:style>
    <style:style style:name="P13" style:family="paragraph" style:parent-style-name="Standard">
      <style:text-properties officeooo:paragraph-rsid="001167e4"/>
    </style:style>
    <style:style style:name="P14" style:family="paragraph" style:parent-style-name="Standard">
      <style:text-properties officeooo:paragraph-rsid="0017493b"/>
    </style:style>
    <style:style style:name="P15" style:family="paragraph" style:parent-style-name="Standard">
      <style:text-properties officeooo:rsid="001167e4" officeooo:paragraph-rsid="001167e4"/>
    </style:style>
    <style:style style:name="T1" style:family="text">
      <style:text-properties fo:font-weight="bold" officeooo:rsid="001167e4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7e4" style:font-weight-asian="normal" style:font-weight-complex="normal"/>
    </style:style>
    <style:style style:name="T4" style:family="text">
      <style:text-properties fo:font-weight="normal" officeooo:rsid="0013455a" style:font-weight-asian="normal" style:font-weight-complex="normal"/>
    </style:style>
    <style:style style:name="T5" style:family="text">
      <style:text-properties officeooo:rsid="0013455a"/>
    </style:style>
    <style:style style:name="T6" style:family="text">
      <style:text-properties officeooo:rsid="000f7597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167e4" style:font-size-asian="10pt" style:font-weight-asian="normal" style:font-size-complex="10pt" style:font-weight-complex="normal"/>
    </style:style>
    <style:style style:name="T9" style:family="text">
      <style:text-properties officeooo:rsid="00149b0f"/>
    </style:style>
    <style:style style:name="T10" style:family="text">
      <style:text-properties officeooo:rsid="0015567d"/>
    </style:style>
    <style:style style:name="T11" style:family="text">
      <style:text-properties style:font-name="Liberation Mono" fo:font-size="10pt" fo:font-weight="normal" officeooo:rsid="001167e4" style:font-size-asian="10pt" style:font-weight-asian="normal" style:font-size-complex="10pt" style:font-weight-complex="normal"/>
    </style:style>
    <style:style style:name="T12" style:family="text">
      <style:text-properties style:font-name="Liberation Mono" fo:font-size="10pt" fo:font-weight="normal" officeooo:rsid="0017493b" style:font-size-asian="10pt" style:font-weight-asian="normal" style:font-size-complex="10pt" style:font-weight-complex="normal"/>
    </style:style>
    <style:style style:name="T13" style:family="text">
      <style:text-properties style:font-name="Liberation Mono" fo:font-size="10pt" fo:font-weight="normal" officeooo:rsid="000f7597" style:font-size-asian="10pt" style:font-weight-asian="normal" style:font-size-complex="10pt" style:font-weight-complex="normal"/>
    </style:style>
    <style:style style:name="T14" style:family="text">
      <style:text-properties officeooo:rsid="00174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ot to install MySQL Server and Workbench:</text:p>
      <text:p text:style-name="P8"><text:a xlink:type="simple" xlink:href="https://dev.to/gsudarshan/how-to-install-mysql-and-workbench-on-ubuntu-20-04-localhost-5828" text:style-name="Internet_20_link" text:visited-style-name="Visited_20_Internet_20_Link">https://dev.to/gsudarshan/how-to-install-mysql-and-workbench-on-ubuntu-20-04-localhost-5828</text:a></text:p>
      <text:p text:style-name="P8">→<text:span text:style-name="T10"> Watch the Version you downloaded and change path!</text:span></text:p>
      <text:p text:style-name="P8"/>
      <text:p text:style-name="P8">(Alternatively for MySQL Server:</text:p>
      <text:p text:style-name="P1">How to set up MySQL:</text:p>
      <text:p text:style-name="P1"><text:a xlink:type="simple" xlink:href="https://linuxhint.com/install_mysql_ubuntu_2004/" text:style-name="Internet_20_link" text:visited-style-name="Visited_20_Internet_20_Link">https://linuxhint.com/install_mysql_ubuntu_2004/</text:a><text:span text:style-name="T9">)</text:span></text:p>
      <text:p text:style-name="P1"/>
      <text:p text:style-name="P1">How to change Passwort Policy:</text:p>
      <text:p text:style-name="P1"><text:a xlink:type="simple" xlink:href="https://tecadmin.net/change-mysql-password-policy-level/" text:style-name="Internet_20_link" text:visited-style-name="Visited_20_Internet_20_Link">https://tecadmin.net/change-mysql-password-policy-level/</text:a></text:p>
      <text:p text:style-name="P1"/>
      <text:p text:style-name="P1">Set Users at customer:</text:p>
      <text:p text:style-name="P1"><text:a xlink:type="simple" xlink:href="https://www.digitalocean.com/community/tutorials/how-to-create-a-new-user-and-grant-permissions-in-mysql-de" text:style-name="Internet_20_link" text:visited-style-name="Visited_20_Internet_20_Link">https://www.digitalocean.com/community/tutorials/how-to-create-a-new-user-and-grant-permissions-in-mysql-de</text:a></text:p>
      <text:p text:style-name="P1"/>
      <text:p text:style-name="P1"/>
      <text:p text:style-name="P2">Active MySQL Users (31.05.2021):</text:p>
      <text:p text:style-name="P2">root <text:tab/><text:tab/>→ PW: <text:span text:style-name="T5">admin</text:span></text:p>
      <text:p text:style-name="P6"><text:span text:style-name="T6">flitzmoadmin <text:tab/>→ PW: </text:span><text:span text:style-name="T5">admin</text:span></text:p>
      <text:p text:style-name="P2">testuser <text:tab/>→ PW: testpw</text:p>
      <text:p text:style-name="P2"/>
      <text:p text:style-name="P4">How to go to MySQL Commands in Terminal: </text:p>
      <text:p text:style-name="P5"><text:span text:style-name="T3">sudo mysql </text:span><text:span text:style-name="T1">→</text:span><text:span text:style-name="T3"> PW: admin</text:span></text:p>
      <text:p text:style-name="P7"/>
      <text:p text:style-name="P7">How to Create User:</text:p>
      <text:p text:style-name="P13"><text:a xlink:type="simple" xlink:href="https://search.oracle.com/search/search?group=MySQL&amp;q=CREATE" text:style-name="Internet_20_link" text:visited-style-name="Visited_20_Internet_20_Link"><text:span text:style-name="T11">CREATE</text:span></text:a><text:span text:style-name="T11"> </text:span><text:a xlink:type="simple" xlink:href="https://dev.mysql.com/doc/refman/%35.%31/en/information-functions.html" text:style-name="Internet_20_link" text:visited-style-name="Visited_20_Internet_20_Link"><text:span text:style-name="T11">USER</text:span></text:a><text:span text:style-name="T11"> '</text:span><text:span text:style-name="T12">flitzmoadmin</text:span><text:span text:style-name="T11">'@'localhost' IDENTIFIED BY '</text:span><text:span text:style-name="T12">admin</text:span><text:span text:style-name="T11">';</text:span></text:p>
      <text:p text:style-name="P9"><text:span text:style-name="Source_20_Text"><text:span text:style-name="T8">GRANT ALL PRIVILEGES ON *.* TO '</text:span></text:span><text:span text:style-name="Source_20_Text"><text:span text:style-name="T12">flitzmoadmin</text:span></text:span><text:span text:style-name="Source_20_Text"><text:span text:style-name="T8">'@'localhost';</text:span></text:span></text:p>
      <text:p text:style-name="P13"><text:span text:style-name="T11">FLUSH </text:span><text:a xlink:type="simple" xlink:href="https://search.oracle.com/search/search?group=MySQL&amp;q=PRIVILEGES" text:style-name="Internet_20_link" text:visited-style-name="Visited_20_Internet_20_Link"><text:span text:style-name="T11">PRIVILEGES</text:span></text:a><text:span text:style-name="T11">;</text:span></text:p>
      <text:p text:style-name="P13"><text:span text:style-name="T11"/></text:p>
      <text:p text:style-name="P14"><text:a xlink:type="simple" xlink:href="https://search.oracle.com/search/search?group=MySQL&amp;q=CREATE" text:style-name="Internet_20_link" text:visited-style-name="Visited_20_Internet_20_Link"><text:span text:style-name="T11">CREATE</text:span></text:a><text:span text:style-name="T11"> </text:span><text:a xlink:type="simple" xlink:href="https://dev.mysql.com/doc/refman/%35.%31/en/information-functions.html" text:style-name="Internet_20_link" text:visited-style-name="Visited_20_Internet_20_Link"><text:span text:style-name="T11">USER</text:span></text:a><text:span text:style-name="T11"> '</text:span><text:span text:style-name="T12">testuser</text:span><text:span text:style-name="T11">'@'localhost' IDENTIFIED BY '</text:span><text:span text:style-name="T13">testpw</text:span><text:span text:style-name="T11">';</text:span></text:p>
      <text:p text:style-name="P9"><text:span text:style-name="Source_20_Text"><text:span text:style-name="T8">GRANT ALL PRIVILEGES ON *.* TO '</text:span></text:span><text:span text:style-name="Source_20_Text"><text:span text:style-name="T12">testuser</text:span></text:span><text:span text:style-name="Source_20_Text"><text:span text:style-name="T8">'@'localhost';</text:span></text:span></text:p>
      <text:p text:style-name="P14"><text:span text:style-name="T11">FLUSH </text:span><text:a xlink:type="simple" xlink:href="https://search.oracle.com/search/search?group=MySQL&amp;q=PRIVILEGES" text:style-name="Internet_20_link" text:visited-style-name="Visited_20_Internet_20_Link"><text:span text:style-name="T11">PRIVILEGES</text:span></text:a><text:span text:style-name="T11">;</text:span></text:p>
      <text:p text:style-name="P7"/>
      <text:p text:style-name="P12">If Setting up new VW:</text:p>
      <text:p text:style-name="P12">1) Create the 5 schemes AGV, ERRORHANDLING, ORDER, STATISTIC, sys (if not already created)</text:p>
      <text:p text:style-name="P12">2) Import the data dump</text:p>
      <text:p text:style-name="P7"/>
      <text:p text:style-name="P3"><text:span text:style-name="T2">How to </text:span><text:span text:style-name="T4">A</text:span><text:span text:style-name="T2">lter User: </text:span></text:p>
      <text:p text:style-name="P10"><text:span text:style-name="Source_20_Text"><text:span text:style-name="T2">ALTER USER 'user-name'@'localhost' IDENTIFIED BY 'NEW_USER_PASSWORD';</text:span></text:span></text:p>
      <text:p text:style-name="P10"><text:span text:style-name="Source_20_Text"><text:span text:style-name="T2">FLUSH PRIVILEGES;</text:span></text:span></text:p>
      <text:p text:style-name="P7"/>
      <text:p text:style-name="P7">How to look for Password Policy settings:</text:p>
      <text:p text:style-name="P3"><text:span text:style-name="Source_20_Text"><text:span text:style-name="T7">SHOW VARIABLES LIKE 'validat%’;</text:span></text:span></text:p>
      <text:p text:style-name="P3"><text:a xlink:type="simple" xlink:href="https://dev.mysql.com/doc/refman/5.6/en/validate-password-options-variables.html" text:style-name="Internet_20_link" text:visited-style-name="Visited_20_Internet_20_Link"><text:span text:style-name="T2">https://dev.mysql.com/doc/refman/5.6/en/validate-password-options-variables.html</text:span></text:a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2:49:06.021492699</meta:creation-date>
    <dc:date>2021-05-31T03:35:10.052765574</dc:date>
    <meta:editing-duration>PT23M2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49" meta:character-count="1335" meta:non-whitespace-character-count="1212"/>
  </office:meta>
</office:document-meta>
</file>